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itle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Guía para principiantes</text:h>
      <text:p text:style-name="First_20_paragraph">Esta guía muestra paso a paso cómo comenzar con OpenStreetMap. Aprenderá cómo configurar una cuenta, cómo utilizar el software de edición de mapas básico, y en capítulos posteriores puede aprender a salir a la calle y recopilar información para poner en el mapa. Los capítulos de coordinación contienen información sobre <text:a xlink:type="simple" xlink:href="../../../../../es/coordination/"><text:span text:style-name="Definition">Mapeo remoto HOT</text:span></text:a></text:p>
      <text:p text:style-name="P2"><text:s/>Revisado 2015-07-12</text:p>
      <text:p text:style-name="First_20_paragraph">Comencemos</text:p>
      <text:list xml:id="list153316779317311190" text:style-name="L3">
        <text:list-item>
          <text:p text:style-name="P5"><text:a xlink:type="simple" xlink:href="mailto:learnosm@hotosm.org"><text:span text:style-name="Definition">learnosm@hotosm.org</text:span></text:a></text:p>
        </text:list-item>
        <text:list-item>
          <text:p text:style-name="P5"><text:a xlink:type="simple" xlink:href="https://twitter.com/learnosm"><text:span text:style-name="Definition">@learnOSM</text:span></text:a></text:p>
        </text:list-item>
        <text:list-item>
          <text:p text:style-name="P5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1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9-18T15:12:43.320710620</dc:date>
    <dc:creator>Nick Allen</dc:creator>
    <meta:editing-duration>P0D</meta:editing-duration>
    <meta:editing-cycles>1</meta:editing-cycles>
    <meta:document-statistic meta:table-count="0" meta:image-count="0" meta:object-count="0" meta:page-count="1" meta:paragraph-count="11" meta:word-count="75" meta:character-count="486" meta:non-whitespace-character-count="422"/>
    <meta:generator>LibreOffice/4.2.8.2$Linux_X86_64 LibreOffice_project/420m0$Build-2</meta:generator>
  </office:meta>
</office:document-meta>
</file>